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02000000020B2FF2A327EABC87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drawing-page-properties draw:fill="solid" draw:fill-color="#eeeeee" draw:fill-image-width="0cm" draw:fill-image-height="0cm"/>
    </style:style>
    <style:style style:name="gr1" style:family="graphic" style:parent-style-name="standard">
      <style:graphic-properties draw:fill-color="#cfe7f5" draw:textarea-horizontal-align="justify" draw:textarea-vertical-align="middle" draw:auto-grow-height="false" fo:min-height="16.024cm" fo:min-width="33.554cm"/>
    </style:style>
    <style:style style:name="gr2" style:family="graphic" style:parent-style-name="standard">
      <style:graphic-properties draw:fill-color="#ffffcc" draw:textarea-horizontal-align="justify" draw:textarea-vertical-align="top" draw:auto-grow-height="false" fo:min-height="1.624cm" fo:min-width="11.758cm" fo:padding-top="0cm"/>
    </style:style>
    <style:style style:name="gr3" style:family="graphic" style:parent-style-name="standard">
      <style:graphic-properties draw:textarea-horizontal-align="justify" draw:textarea-vertical-align="top" draw:auto-grow-height="false" fo:min-height="1.509cm" fo:min-width="7.071cm" fo:padding-top="0cm"/>
    </style:style>
    <style:style style:name="gr4" style:family="graphic" style:parent-style-name="standard">
      <style:graphic-properties draw:fill-color="#ffffcc" draw:textarea-horizontal-align="justify" draw:textarea-vertical-align="top" draw:auto-grow-height="false" fo:min-height="1.509cm" fo:min-width="5.674cm" fo:padding-top="0cm"/>
    </style:style>
    <style:style style:name="gr5" style:family="graphic" style:parent-style-name="standard">
      <style:graphic-properties draw:textarea-horizontal-align="justify" draw:textarea-vertical-align="top" draw:auto-grow-height="false" fo:min-height="13.426cm" fo:min-width="9.241cm" fo:padding-top="0cm"/>
    </style:style>
    <style:style style:name="gr6" style:family="graphic" style:parent-style-name="standard">
      <style:graphic-properties draw:fill="solid" draw:fill-color="#ff9999" draw:textarea-horizontal-align="justify" draw:textarea-vertical-align="top" draw:auto-grow-height="false" fo:min-height="3.038cm" fo:min-width="2.208cm"/>
    </style:style>
    <style:style style:name="gr7" style:family="graphic" style:parent-style-name="standard">
      <style:graphic-properties draw:fill-color="#cfe7f5" draw:textarea-horizontal-align="justify" draw:textarea-vertical-align="top" draw:auto-grow-height="false" fo:min-height="3.103cm" fo:min-width="5.637cm"/>
    </style:style>
    <style:style style:name="gr8" style:family="graphic" style:parent-style-name="standard">
      <style:graphic-properties draw:fill-color="#ffd320" draw:textarea-horizontal-align="justify" draw:textarea-vertical-align="top" draw:auto-grow-height="false" fo:min-height="1.011cm" fo:min-width="1.269cm" fo:padding-top="0cm"/>
    </style:style>
    <style:style style:name="gr9" style:family="graphic" style:parent-style-name="standard">
      <style:graphic-properties draw:fill-color="#ffffcc" draw:textarea-horizontal-align="justify" draw:textarea-vertical-align="middle" draw:auto-grow-height="false" fo:min-height="0.468cm" fo:min-width="0.924cm"/>
    </style:style>
    <style:style style:name="gr10" style:family="graphic" style:parent-style-name="standard">
      <style:graphic-properties draw:stroke="none" svg:stroke-color="#000000" draw:fill="none" draw:fill-color="#ffffff" draw:textarea-horizontal-align="left" draw:auto-grow-height="true" draw:auto-grow-width="false" fo:min-height="1.026cm" fo:min-width="0cm"/>
    </style:style>
    <style:style style:name="gr11" style:family="graphic" style:parent-style-name="standard">
      <style:graphic-properties draw:fill-color="#ffd320" draw:textarea-horizontal-align="justify" draw:textarea-vertical-align="top" draw:auto-grow-height="false" fo:min-height="1.011cm" fo:min-width="1.396cm" fo:padding-top="0cm"/>
    </style:style>
    <style:style style:name="gr12" style:family="graphic" style:parent-style-name="standard">
      <style:graphic-properties draw:fill-color="#ffffcc" draw:textarea-horizontal-align="justify" draw:textarea-vertical-align="middle" draw:auto-grow-height="false" fo:min-height="0.539cm" fo:min-width="0.916cm"/>
    </style:style>
    <style:style style:name="gr13" style:family="graphic" style:parent-style-name="standard">
      <style:graphic-properties draw:fill-color="#ffd320" draw:textarea-horizontal-align="justify" draw:textarea-vertical-align="top" draw:auto-grow-height="false" fo:min-height="1.251cm" fo:min-width="1.507cm" fo:padding-top="0cm" fo:padding-left="0cm"/>
    </style:style>
    <style:style style:name="gr14" style:family="graphic" style:parent-style-name="standard">
      <style:graphic-properties draw:fill-color="#ffffcc" draw:textarea-horizontal-align="justify" draw:textarea-vertical-align="middle" draw:auto-grow-height="false" fo:min-height="0.323cm" fo:min-width="0.176cm"/>
    </style:style>
    <style:style style:name="gr15" style:family="graphic" style:parent-style-name="standard">
      <style:graphic-properties draw:fill-color="#aea79f" draw:textarea-horizontal-align="justify" draw:textarea-vertical-align="middle" draw:auto-grow-height="false" fo:min-height="0.306cm" fo:min-width="0.644cm"/>
    </style:style>
    <style:style style:name="gr16" style:family="graphic" style:parent-style-name="standard">
      <style:graphic-properties draw:fill-color="#aea79f" draw:textarea-horizontal-align="justify" draw:textarea-vertical-align="middle" draw:auto-grow-height="false" fo:min-height="0.465cm" fo:min-width="0.898cm"/>
    </style:style>
    <style:style style:name="gr17" style:family="graphic" style:parent-style-name="standard">
      <style:graphic-properties draw:fill-color="#aea79f" draw:textarea-horizontal-align="justify" draw:textarea-vertical-align="middle" draw:auto-grow-height="false" fo:min-height="0.306cm" fo:min-width="0.898cm"/>
    </style:style>
    <style:style style:name="gr18" style:family="graphic" style:parent-style-name="standard">
      <style:graphic-properties draw:fill-color="#ff950e" draw:textarea-horizontal-align="justify" draw:textarea-vertical-align="middle" draw:auto-grow-height="false" fo:min-height="0.385cm" fo:min-width="0.644cm"/>
    </style:style>
    <style:style style:name="gr19" style:family="graphic" style:parent-style-name="standard">
      <style:graphic-properties draw:fill-color="#ff950e" draw:textarea-horizontal-align="justify" draw:textarea-vertical-align="middle" draw:auto-grow-height="false" fo:min-height="0.703cm" fo:min-width="0.898cm"/>
    </style:style>
    <style:style style:name="gr20" style:family="graphic" style:parent-style-name="standard">
      <style:graphic-properties draw:fill-color="#ff950e" draw:textarea-horizontal-align="justify" draw:textarea-vertical-align="middle" draw:auto-grow-height="false" fo:min-height="0.528cm" fo:min-width="0.118cm"/>
    </style:style>
    <style:style style:name="gr21" style:family="graphic" style:parent-style-name="standard">
      <style:graphic-properties draw:fill-color="#ff950e" draw:textarea-horizontal-align="justify" draw:textarea-vertical-align="middle" draw:auto-grow-height="false" fo:min-height="0.625cm" fo:min-width="0.428cm"/>
    </style:style>
    <style:style style:name="gr22" style:family="graphic" style:parent-style-name="standard">
      <style:graphic-properties draw:fill-color="#ff950e" draw:textarea-horizontal-align="justify" draw:textarea-vertical-align="middle" draw:auto-grow-height="false" fo:min-height="0.916cm" fo:min-width="0.505cm"/>
    </style:style>
    <style:style style:name="gr23" style:family="graphic" style:parent-style-name="standard">
      <style:graphic-properties draw:fill-color="#ffffcc" draw:textarea-horizontal-align="justify" draw:textarea-vertical-align="middle" draw:auto-grow-height="false" fo:min-height="0.438cm" fo:min-width="0.696cm"/>
    </style:style>
    <style:style style:name="gr24" style:family="graphic" style:parent-style-name="standard">
      <style:graphic-properties draw:fill-color="#cfe7f5" draw:textarea-horizontal-align="justify" draw:textarea-vertical-align="top" draw:auto-grow-height="false" fo:min-height="3.103cm" fo:min-width="5.76cm"/>
    </style:style>
    <style:style style:name="gr25" style:family="graphic" style:parent-style-name="standard">
      <style:graphic-properties draw:fill-color="#ffd320" draw:textarea-horizontal-align="justify" draw:textarea-vertical-align="top" draw:auto-grow-height="false" fo:min-height="1.136cm" fo:min-width="1.142cm" fo:padding-top="0cm"/>
    </style:style>
    <style:style style:name="gr26" style:family="graphic" style:parent-style-name="standard">
      <style:graphic-properties draw:fill-color="#ffffcc" draw:textarea-horizontal-align="justify" draw:textarea-vertical-align="middle" draw:auto-grow-height="false" fo:min-height="0.503cm" fo:min-width="0.92cm"/>
    </style:style>
    <style:style style:name="gr27" style:family="graphic" style:parent-style-name="standard">
      <style:graphic-properties draw:fill-color="#cfe7f5" draw:textarea-horizontal-align="justify" draw:textarea-vertical-align="top" draw:auto-grow-height="false" fo:min-height="3.103cm" fo:min-width="5.641cm"/>
    </style:style>
    <style:style style:name="gr28" style:family="graphic" style:parent-style-name="standard">
      <style:graphic-properties draw:fill-color="#ffd320" draw:textarea-horizontal-align="justify" draw:textarea-vertical-align="top" draw:auto-grow-height="false" fo:min-height="1.251cm" fo:min-width="1.257cm" fo:padding-top="0cm"/>
    </style:style>
    <style:style style:name="gr29" style:family="graphic" style:parent-style-name="standard">
      <style:graphic-properties draw:fill-color="#ffffcc" draw:textarea-horizontal-align="justify" draw:textarea-vertical-align="middle" draw:auto-grow-height="false" fo:min-height="0.654cm" fo:min-width="0.904cm"/>
    </style:style>
    <style:style style:name="gr30" style:family="graphic" style:parent-style-name="standard">
      <style:graphic-properties draw:fill-color="#ffd320" draw:textarea-horizontal-align="justify" draw:textarea-vertical-align="top" draw:auto-grow-height="false" fo:min-height="1.136cm" fo:min-width="1.269cm" fo:padding-top="0cm"/>
    </style:style>
    <style:style style:name="gr31" style:family="graphic" style:parent-style-name="standard">
      <style:graphic-properties draw:fill-color="#ffd320" draw:textarea-horizontal-align="justify" draw:textarea-vertical-align="top" draw:auto-grow-height="false" fo:min-height="1.136cm" fo:min-width="1.396cm" fo:padding-top="0cm"/>
    </style:style>
    <style:style style:name="gr32" style:family="graphic" style:parent-style-name="standard">
      <style:graphic-properties draw:fill-color="#aea79f" draw:textarea-horizontal-align="justify" draw:textarea-vertical-align="middle" draw:auto-grow-height="false" fo:min-height="0.574cm" fo:min-width="0.336cm" fo:wrap-option="no-wrap"/>
    </style:style>
    <style:style style:name="gr33" style:family="graphic" style:parent-style-name="standard">
      <style:graphic-properties draw:fill="solid" draw:fill-color="#ff9999" draw:textarea-horizontal-align="justify" draw:textarea-vertical-align="top" draw:auto-grow-height="false" fo:min-height="3.363cm" fo:min-width="2.208cm"/>
    </style:style>
    <style:style style:name="gr34" style:family="graphic" style:parent-style-name="standard">
      <style:graphic-properties draw:fill-color="#cfe7f5" draw:textarea-horizontal-align="justify" draw:textarea-vertical-align="top" draw:auto-grow-height="false" fo:min-height="3.303cm" fo:min-width="5.615cm"/>
    </style:style>
    <style:style style:name="gr35" style:family="graphic" style:parent-style-name="standard">
      <style:graphic-properties draw:fill-color="#ffd320" draw:textarea-horizontal-align="justify" draw:textarea-vertical-align="top" draw:auto-grow-height="false" fo:min-height="0.936cm" fo:min-width="1.291cm" fo:padding-top="0cm"/>
    </style:style>
    <style:style style:name="gr36" style:family="graphic" style:parent-style-name="standard">
      <style:graphic-properties draw:fill-color="#ffd320" draw:textarea-horizontal-align="justify" draw:textarea-vertical-align="top" draw:auto-grow-height="false" fo:min-height="0.936cm" fo:min-width="1.418cm" fo:padding-top="0cm"/>
    </style:style>
    <style:style style:name="gr37" style:family="graphic" style:parent-style-name="standard">
      <style:graphic-properties draw:fill="solid" draw:fill-color="#ff9999" draw:textarea-horizontal-align="justify" draw:textarea-vertical-align="top" draw:auto-grow-height="false" fo:min-height="3.395cm" fo:min-width="2.208cm"/>
    </style:style>
    <style:style style:name="gr38" style:family="graphic" style:parent-style-name="standard">
      <style:graphic-properties draw:fill-color="#cfe7f5" draw:textarea-horizontal-align="justify" draw:textarea-vertical-align="top" draw:auto-grow-height="false" fo:min-height="3.303cm" fo:min-width="5.738cm"/>
    </style:style>
    <style:style style:name="gr39" style:family="graphic" style:parent-style-name="standard">
      <style:graphic-properties draw:fill-color="#cfe7f5" draw:textarea-horizontal-align="justify" draw:textarea-vertical-align="top" draw:auto-grow-height="false" fo:min-height="3.303cm" fo:min-width="5.619cm"/>
    </style:style>
    <style:style style:name="gr40" style:family="graphic" style:parent-style-name="standard">
      <style:graphic-properties draw:fill-color="#ffd320" draw:textarea-horizontal-align="justify" draw:textarea-vertical-align="top" draw:auto-grow-height="false" fo:min-height="1.136cm" fo:min-width="1.519cm" fo:padding-top="0cm" fo:padding-left="0cm"/>
    </style:style>
    <style:style style:name="gr41" style:family="graphic" style:parent-style-name="standard">
      <style:graphic-properties draw:fill-color="#ffffcc" draw:textarea-horizontal-align="justify" draw:textarea-vertical-align="middle" draw:auto-grow-height="false" fo:min-height="0.438cm" fo:min-width="0.315cm"/>
    </style:style>
    <style:style style:name="gr42" style:family="graphic" style:parent-style-name="standard">
      <style:graphic-properties draw:fill-color="#ffd320" draw:textarea-horizontal-align="justify" draw:textarea-vertical-align="middle" draw:auto-grow-height="false" fo:min-height="0.323cm" fo:min-width="0.176cm"/>
    </style:style>
    <style:style style:name="gr43" style:family="graphic" style:parent-style-name="standard">
      <style:graphic-properties draw:fill-color="#ffd320" draw:textarea-horizontal-align="justify" draw:textarea-vertical-align="middle" draw:auto-grow-height="false" fo:min-height="0.323cm" fo:min-width="0.581cm"/>
    </style:style>
    <style:style style:name="gr44" style:family="graphic" style:parent-style-name="standard">
      <style:graphic-properties draw:textarea-horizontal-align="center" draw:textarea-vertical-align="middle"/>
    </style:style>
    <style:style style:name="gr45" style:family="graphic" style:parent-style-name="standard">
      <style:graphic-properties draw:textarea-horizontal-align="justify" draw:textarea-vertical-align="middle" draw:auto-grow-height="false" fo:min-height="0.482cm" fo:min-width="0.312cm"/>
    </style:style>
    <style:style style:name="gr46" style:family="graphic" style:parent-style-name="standard">
      <style:graphic-properties draw:fill-color="#ff950e" draw:textarea-horizontal-align="justify" draw:textarea-vertical-align="middle" draw:auto-grow-height="false" fo:min-height="0.385cm" fo:min-width="1.533cm"/>
    </style:style>
    <style:style style:name="gr47" style:family="graphic" style:parent-style-name="standard">
      <style:graphic-properties draw:fill-color="#ffd320" draw:textarea-horizontal-align="justify" draw:textarea-vertical-align="middle" draw:auto-grow-height="false" fo:min-height="0.385cm" fo:min-width="0.644cm"/>
    </style:style>
    <style:style style:name="gr48" style:family="graphic" style:parent-style-name="standard">
      <style:graphic-properties draw:fill-color="#ff950e" draw:textarea-horizontal-align="justify" draw:textarea-vertical-align="middle" draw:auto-grow-height="false" fo:min-height="0.739cm" fo:min-width="0.489cm"/>
    </style:style>
    <style:style style:name="P1" style:family="paragraph">
      <loext:graphic-properties draw:fill-color="#cfe7f5"/>
      <style:paragraph-properties fo:text-align="center"/>
    </style:style>
    <style:style style:name="P2" style:family="paragraph">
      <style:paragraph-properties fo:text-align="center"/>
    </style:style>
    <style:style style:name="P3" style:family="paragraph">
      <loext:graphic-properties draw:fill-color="#ffffcc"/>
      <style:paragraph-properties fo:text-align="center"/>
      <style:text-properties fo:font-size="10pt" style:font-size-asian="18pt" style:font-size-complex="18pt"/>
    </style:style>
    <style:style style:name="P4" style:family="paragraph">
      <style:paragraph-properties fo:text-align="center"/>
      <style:text-properties fo:font-size="10pt" style:font-size-asian="18pt" style:font-size-complex="18pt"/>
    </style:style>
    <style:style style:name="P5" style:family="paragraph">
      <loext:graphic-properties draw:fill="solid" draw:fill-color="#ff9999"/>
      <style:paragraph-properties fo:text-align="center"/>
      <style:text-properties fo:font-size="10pt" style:font-size-asian="18pt" style:font-size-complex="18pt"/>
    </style:style>
    <style:style style:name="P6" style:family="paragraph">
      <loext:graphic-properties draw:fill-color="#cfe7f5"/>
      <style:paragraph-properties fo:text-align="center"/>
      <style:text-properties fo:font-size="10pt" style:font-size-asian="18pt" style:font-size-complex="18pt"/>
    </style:style>
    <style:style style:name="P7" style:family="paragraph">
      <loext:graphic-properties draw:fill-color="#ffd320"/>
      <style:paragraph-properties fo:text-align="center"/>
      <style:text-properties fo:font-size="9pt" fo:background-color="transparent" style:font-size-asian="18pt" style:font-size-complex="18pt"/>
    </style:style>
    <style:style style:name="P8" style:family="paragraph">
      <loext:graphic-properties draw:fill-color="#ffffcc"/>
      <style:paragraph-properties fo:text-align="center"/>
      <style:text-properties fo:font-size="9pt" fo:background-color="transparent" style:font-size-asian="18pt" style:font-size-complex="18pt"/>
    </style:style>
    <style:style style:name="P9" style:family="paragraph">
      <loext:graphic-properties draw:fill="none" draw:fill-color="#ffffff"/>
      <style:text-properties fo:font-size="26pt" style:font-size-asian="18pt" style:font-size-complex="18pt"/>
    </style:style>
    <style:style style:name="P10" style:family="paragraph">
      <loext:graphic-properties draw:fill-color="#aea79f"/>
      <style:paragraph-properties fo:text-align="center"/>
      <style:text-properties fo:font-size="10pt" style:font-size-asian="18pt" style:font-size-complex="18pt"/>
    </style:style>
    <style:style style:name="P11" style:family="paragraph">
      <loext:graphic-properties draw:fill-color="#ff950e"/>
      <style:paragraph-properties fo:text-align="center"/>
      <style:text-properties fo:font-size="10pt" style:font-size-asian="18pt" style:font-size-complex="18pt"/>
    </style:style>
    <style:style style:name="P12" style:family="paragraph">
      <loext:graphic-properties draw:fill-color="#ffd320"/>
      <style:paragraph-properties fo:text-align="center"/>
      <style:text-properties fo:font-size="10pt" style:font-size-asian="18pt" style:font-size-complex="18pt"/>
    </style:style>
    <style:style style:name="T1" style:family="text">
      <style:text-properties fo:font-size="10pt" style:font-size-asian="18pt" style:font-size-complex="18pt"/>
    </style:style>
    <style:style style:name="T2" style:family="text">
      <style:text-properties fo:font-size="9pt" fo:background-color="transparent" style:font-size-asian="18pt" style:font-size-complex="18pt"/>
    </style:style>
    <style:style style:name="T3" style:family="text">
      <style:text-properties fo:font-size="26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5.814cm" svg:height="18.034cm" svg:x="1.127cm" svg:y="1.12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12.446cm" svg:height="1.937cm" svg:x="4.429cm" svg:y="17.129cm">
          <text:p text:style-name="P2"><text:span text:style-name="T1">AWS Servic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7.747cm" svg:height="1.81cm" svg:x="17.891cm" svg:y="17.256cm">
          <text:p text:style-name="P2"><text:span text:style-name="T1">External Integration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3" draw:layer="layout" svg:width="6.35cm" svg:height="1.81cm" svg:x="26.527cm" svg:y="17.256cm">
          <text:p text:style-name="P2"><text:span text:style-name="T1">IA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10.795cm" svg:height="14.605cm" svg:x="1.889cm" svg:y="2.27cm">
          <text:p text:style-name="P2"><text:span text:style-name="T1">Admin VP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draw:layer="layout" svg:width="3cm" svg:height="3.58cm" svg:x="2.296cm" svg:y="4.334cm">
          <text:p text:style-name="P2"><text:span text:style-name="T1">public</text:span></text:p>
          <text:p text:style-name="P2"><text:span text:style-name="T1">subnet</text:span></text:p>
          <text:p text:style-name="P2"><text:span text:style-name="T1">AZ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6" draw:layer="layout" svg:width="6.499cm" svg:height="3.715cm" svg:x="5.55cm" svg:y="4.302cm">
          <text:p text:style-name="P2"><text:span text:style-name="T1">private subnet AZ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7" draw:layer="layout" svg:width="1.905cm" svg:height="1.397cm" svg:x="4.534cm" svg:y="4.588cm">
          <text:p text:style-name="P2"><text:span text:style-name="T2">as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8" draw:layer="layout" svg:width="1.5cm" svg:height="0.794cm" svg:x="4.724cm" svg:y="5.064cm">
          <text:p text:style-name="P2"><text:span text:style-name="T2">jumphos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9" draw:layer="layout" svg:width="6.995cm" svg:height="1.276cm" svg:x="15.468cm" svg:y="0.994cm">
          <draw:text-box>
            <text:p><text:span text:style-name="T3">Dpaste Account</text:span></text:p>
          </draw:text-box>
        </draw:frame>
        <draw:custom-shape draw:style-name="gr11" draw:text-style-name="P7" draw:layer="layout" svg:width="2.032cm" svg:height="1.397cm" svg:x="4.407cm" svg:y="6.366cm">
          <text:p text:style-name="P2"><text:span text:style-name="T2">as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8" draw:layer="layout" svg:width="1.5cm" svg:height="0.873cm" svg:x="4.558cm" svg:y="6.763cm">
          <text:p text:style-name="P2"><text:span text:style-name="T2">NAT</text:span></text:p>
          <text:p text:style-name="P2"><text:span text:style-name="T2">prox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7" draw:layer="layout" svg:width="1.905cm" svg:height="1.524cm" svg:x="8.747cm" svg:y="5.953cm">
          <text:p text:style-name="P2"><text:span text:style-name="T2">as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8" draw:layer="layout" svg:width="1.5cm" svg:height="0.873cm" svg:x="8.898cm" svg:y="6.477cm">
          <text:p text:style-name="P2"><text:span text:style-name="T2">consu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8" draw:layer="layout" svg:width="0.738cm" svg:height="0.635cm" svg:x="10.295cm" svg:y="6.842cm">
          <text:p text:style-name="P2"><text:span text:style-name="T2">s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8" draw:layer="layout" svg:width="0.738cm" svg:height="0.635cm" svg:x="5.931cm" svg:y="7.128cm">
          <text:p text:style-name="P2"><text:span text:style-name="T2">s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8" draw:layer="layout" svg:width="0.738cm" svg:height="0.635cm" svg:x="6.209cm" svg:y="5.223cm">
          <text:p text:style-name="P2"><text:span text:style-name="T2">s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0" draw:layer="layout" svg:width="1.143cm" svg:height="0.889cm" svg:x="20.431cm" svg:y="17.891cm">
          <text:p text:style-name="P2"><text:span text:style-name="T1">LDAP</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10" draw:layer="layout" svg:width="1.397cm" svg:height="1.143cm" svg:x="18.526cm" svg:y="17.637cm">
          <text:p text:style-name="P2"><text:span text:style-name="T1">Cloud</text:span></text:p>
          <text:p text:style-name="P2"><text:span text:style-name="T1">Health</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7" draw:text-style-name="P10" draw:layer="layout" svg:width="1.397cm" svg:height="0.889cm" svg:x="22.082cm" svg:y="17.891cm">
          <text:p text:style-name="P2"><text:span text:style-name="T1">monitor</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11" draw:layer="layout" svg:width="1.143cm" svg:height="1.016cm" svg:x="10.525cm" svg:y="17.796cm">
          <text:p text:style-name="P2"><text:span text:style-name="T1">S3</text:span></text:p>
          <text:p text:style-name="P2"><text:span text:style-name="T1">deploy</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11" draw:layer="layout" svg:width="1.143cm" svg:height="1.016cm" svg:x="12.176cm" svg:y="17.796cm">
          <text:p text:style-name="P2"><text:span text:style-name="T1">S3</text:span></text:p>
          <text:p text:style-name="P2"><text:span text:style-name="T1">log</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 draw:text-style-name="P11" draw:layer="layout" svg:width="1.397cm" svg:height="1.524cm" svg:x="8.62cm" svg:y="17.288cm">
          <text:p text:style-name="P2"><text:span text:style-name="T1">S3</text:span></text:p>
          <text:p text:style-name="P2"><text:span text:style-name="T1">InfoSec</text:span></text:p>
          <text:p text:style-name="P2"><text:span text:style-name="T1">log</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 draw:text-style-name="P11" draw:layer="layout" svg:width="1.397cm" svg:height="1.524cm" svg:x="15.097cm" svg:y="17.288cm">
          <text:p text:style-name="P2"><text:span text:style-name="T1">S3</text:span></text:p>
          <text:p text:style-name="P2"><text:span text:style-name="T1">InfoSec</text:span></text:p>
          <text:p text:style-name="P2"><text:span text:style-name="T1">CT</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 draw:text-style-name="P11" draw:layer="layout" svg:width="1.016cm" svg:height="1.016cm" svg:x="13.7cm" svg:y="17.669cm">
          <text:p text:style-name="P2"><text:span text:style-name="T1">KMS</text:span></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1" draw:text-style-name="P11" draw:layer="layout" svg:width="1.524cm" svg:height="1.143cm" svg:x="28.94cm" svg:y="17.764cm">
          <text:p text:style-name="P2"><text:span text:style-name="T1">Groups</text:span></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4" draw:text-style-name="P8" draw:layer="layout" svg:width="0.738cm" svg:height="0.635cm" svg:x="3.899cm" svg:y="6.874cm">
          <text:p text:style-name="P2"><text:span text:style-name="T2">EN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1" draw:layer="layout" svg:width="1.651cm" svg:height="1.524cm" svg:x="9.509cm" svg:y="2.651cm">
          <text:p text:style-name="P2"><text:span text:style-name="T1">Route</text:span></text:p>
          <text:p text:style-name="P2"><text:span text:style-name="T1">53</text:span></text:p>
          <text:p text:style-name="P2"><text:span text:style-name="T1">Private</text:span></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3" draw:text-style-name="P8" draw:layer="layout" svg:width="1.27cm" svg:height="0.762cm" svg:x="7.096cm" svg:y="7.096cm">
          <text:p text:style-name="P2"><text:span text:style-name="T2">sg</text:span></text:p>
          <text:p text:style-name="P2"><text:span text:style-name="T2">SS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draw:layer="layout" svg:width="3cm" svg:height="3.58cm" svg:x="2.3cm" svg:y="8.366cm">
          <text:p text:style-name="P2"><text:span text:style-name="T1">public</text:span></text:p>
          <text:p text:style-name="P2"><text:span text:style-name="T1">subnet</text:span></text:p>
          <text:p text:style-name="P2"><text:span text:style-name="T1">AZ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6" draw:layer="layout" svg:width="6.622cm" svg:height="3.715cm" svg:x="5.554cm" svg:y="8.334cm">
          <text:p text:style-name="P2"><text:span text:style-name="T1">private subnet AZ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7" draw:layer="layout" svg:width="1.778cm" svg:height="1.397cm" svg:x="7.096cm" svg:y="9.128cm">
          <text:p text:style-name="P2"><text:span text:style-name="T2">as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8" draw:layer="layout" svg:width="1.5cm" svg:height="0.833cm" svg:x="7.205cm" svg:y="9.636cm">
          <text:p text:style-name="P2"><text:span text:style-name="T2">CI</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7" draw:layer="layout" svg:width="1.905cm" svg:height="1.524cm" svg:x="9.255cm" svg:y="9.89cm">
          <text:p text:style-name="P2"><text:span text:style-name="T2">as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8" draw:layer="layout" svg:width="1.5cm" svg:height="0.873cm" svg:x="9.406cm" svg:y="10.414cm">
          <text:p text:style-name="P2"><text:span text:style-name="T2">consu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8" draw:layer="layout" svg:width="0.738cm" svg:height="0.635cm" svg:x="8.39cm" svg:y="10.144cm">
          <text:p text:style-name="P2"><text:span text:style-name="T2">s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8" draw:layer="layout" svg:width="0.738cm" svg:height="0.635cm" svg:x="10.803cm" svg:y="10.779cm">
          <text:p text:style-name="P2"><text:span text:style-name="T2">s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8" draw:layer="layout" svg:width="1.27cm" svg:height="0.762cm" svg:x="7.604cm" svg:y="11.033cm">
          <text:p text:style-name="P2"><text:span text:style-name="T2">sg</text:span></text:p>
          <text:p text:style-name="P2"><text:span text:style-name="T2">SS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draw:layer="layout" svg:width="3cm" svg:height="3.58cm" svg:x="2.419cm" svg:y="12.303cm">
          <text:p text:style-name="P2"><text:span text:style-name="T1">public</text:span></text:p>
          <text:p text:style-name="P2"><text:span text:style-name="T1">subnet</text:span></text:p>
          <text:p text:style-name="P2"><text:span text:style-name="T1">AZ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6" draw:layer="layout" svg:width="6.503cm" svg:height="3.715cm" svg:x="5.673cm" svg:y="12.271cm">
          <text:p text:style-name="P2"><text:span text:style-name="T1">private subnet AZ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7" draw:layer="layout" svg:width="1.905cm" svg:height="1.524cm" svg:x="6.842cm" svg:y="13.065cm">
          <text:p text:style-name="P2"><text:span text:style-name="T2">as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8" draw:layer="layout" svg:width="1.5cm" svg:height="1cm" svg:x="6.969cm" svg:y="13.573cm">
          <text:p text:style-name="P2"><text:span text:style-name="T2">flu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7" draw:layer="layout" svg:width="1.905cm" svg:height="1.524cm" svg:x="9.255cm" svg:y="13.7cm">
          <text:p text:style-name="P2"><text:span text:style-name="T2">as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8" draw:layer="layout" svg:width="1.5cm" svg:height="0.873cm" svg:x="9.406cm" svg:y="14.224cm">
          <text:p text:style-name="P2"><text:span text:style-name="T2">consu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8" draw:layer="layout" svg:width="0.738cm" svg:height="0.635cm" svg:x="10.803cm" svg:y="14.589cm">
          <text:p text:style-name="P2"><text:span text:style-name="T2">s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8" draw:layer="layout" svg:width="0.738cm" svg:height="0.635cm" svg:x="8.366cm" svg:y="13.954cm">
          <text:p text:style-name="P2"><text:span text:style-name="T2">s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8" draw:layer="layout" svg:width="1.27cm" svg:height="0.762cm" svg:x="7.477cm" svg:y="14.97cm">
          <text:p text:style-name="P2"><text:span text:style-name="T2">sg</text:span></text:p>
          <text:p text:style-name="P2"><text:span text:style-name="T2">SS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7" draw:layer="layout" svg:width="1.905cm" svg:height="1.397cm" svg:x="4.572cm" svg:y="8.62cm">
          <text:p text:style-name="P2"><text:span text:style-name="T2">as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8" draw:layer="layout" svg:width="1.5cm" svg:height="0.794cm" svg:x="4.762cm" svg:y="9.096cm">
          <text:p text:style-name="P2"><text:span text:style-name="T2">CI</text:span></text:p>
          <text:p text:style-name="P2"><text:span text:style-name="T2">ELB</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7" draw:layer="layout" svg:width="2.032cm" svg:height="1.397cm" svg:x="4.445cm" svg:y="10.398cm">
          <text:p text:style-name="P2"><text:span text:style-name="T2">as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8" draw:layer="layout" svg:width="1.5cm" svg:height="0.873cm" svg:x="4.596cm" svg:y="10.795cm">
          <text:p text:style-name="P2"><text:span text:style-name="T2">NAT</text:span></text:p>
          <text:p text:style-name="P2"><text:span text:style-name="T2">prox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8" draw:layer="layout" svg:width="0.738cm" svg:height="0.635cm" svg:x="5.969cm" svg:y="11.16cm">
          <text:p text:style-name="P2"><text:span text:style-name="T2">s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8" draw:layer="layout" svg:width="0.738cm" svg:height="0.635cm" svg:x="6.247cm" svg:y="9.255cm">
          <text:p text:style-name="P2"><text:span text:style-name="T2">s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8" draw:layer="layout" svg:width="0.738cm" svg:height="0.635cm" svg:x="3.937cm" svg:y="10.906cm">
          <text:p text:style-name="P2"><text:span text:style-name="T2">EN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7" draw:layer="layout" svg:width="2.032cm" svg:height="1.397cm" svg:x="4.564cm" svg:y="14.335cm">
          <text:p text:style-name="P2"><text:span text:style-name="T2">as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8" draw:layer="layout" svg:width="1.5cm" svg:height="0.873cm" svg:x="4.715cm" svg:y="14.732cm">
          <text:p text:style-name="P2"><text:span text:style-name="T2">NAT</text:span></text:p>
          <text:p text:style-name="P2"><text:span text:style-name="T2">prox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8" draw:layer="layout" svg:width="0.738cm" svg:height="0.635cm" svg:x="6.088cm" svg:y="15.097cm">
          <text:p text:style-name="P2"><text:span text:style-name="T2">s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8" draw:layer="layout" svg:width="0.738cm" svg:height="0.635cm" svg:x="4.056cm" svg:y="14.843cm">
          <text:p text:style-name="P2"><text:span text:style-name="T2">EN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10" draw:layer="layout" svg:width="1.278cm" svg:height="1.27cm" svg:x="1.627cm" svg:y="13.319cm">
          <text:p text:style-name="P2"><text:span text:style-name="T1">IGW</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2" draw:text-style-name="P11" draw:layer="layout" svg:width="1.651cm" svg:height="1.524cm" svg:x="2.786cm" svg:y="2.651cm">
          <text:p text:style-name="P2"><text:span text:style-name="T1">Route</text:span></text:p>
          <text:p text:style-name="P2"><text:span text:style-name="T1">53</text:span></text:p>
          <text:p text:style-name="P2"><text:span text:style-name="T1">Public</text:span></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2" draw:text-style-name="P10" draw:layer="layout" svg:width="1.278cm" svg:height="1.27cm" svg:x="1.627cm" svg:y="9.382cm">
          <text:p text:style-name="P2"><text:span text:style-name="T1">IGW</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0" draw:layer="layout" svg:width="1.278cm" svg:height="1.27cm" svg:x="1.627cm" svg:y="5.318cm">
          <text:p text:style-name="P2"><text:span text:style-name="T1">IGW</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4" draw:layer="layout" svg:width="10.795cm" svg:height="14.605cm" svg:x="13.7cm" svg:y="2.397cm">
          <text:p text:style-name="P2"><text:span text:style-name="T1">Stage VP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5" draw:layer="layout" svg:width="3cm" svg:height="3.905cm" svg:x="14.107cm" svg:y="4.461cm">
          <text:p text:style-name="P2"><text:span text:style-name="T1">public</text:span></text:p>
          <text:p text:style-name="P2"><text:span text:style-name="T1">subnet</text:span></text:p>
          <text:p text:style-name="P2"><text:span text:style-name="T1">AZ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6" draw:layer="layout" svg:width="6.499cm" svg:height="3.937cm" svg:x="17.361cm" svg:y="4.429cm">
          <text:p text:style-name="P2"><text:span text:style-name="T1">private subnet AZ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7" draw:layer="layout" svg:width="1.905cm" svg:height="1.175cm" svg:x="16.242cm" svg:y="4.524cm">
          <text:p text:style-name="P2"><text:span text:style-name="T2">as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8" draw:layer="layout" svg:width="1.5cm" svg:height="0.794cm" svg:x="16.415cm" svg:y="4.873cm">
          <text:p text:style-name="P2"><text:span text:style-name="T2">jumphos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7" draw:layer="layout" svg:width="2.032cm" svg:height="1.175cm" svg:x="16.218cm" svg:y="7.064cm">
          <text:p text:style-name="P2"><text:span text:style-name="T2">as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8" draw:layer="layout" svg:width="1.5cm" svg:height="0.794cm" svg:x="16.367cm" svg:y="7.413cm">
          <text:p text:style-name="P2"><text:span text:style-name="T2">NAT</text:span></text:p>
          <text:p text:style-name="P2"><text:span text:style-name="T2">prox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7" draw:layer="layout" svg:width="1.905cm" svg:height="1.524cm" svg:x="21.066cm" svg:y="6.588cm">
          <text:p text:style-name="P2"><text:span text:style-name="T2">as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8" draw:layer="layout" svg:width="1.5cm" svg:height="0.873cm" svg:x="21.217cm" svg:y="7.112cm">
          <text:p text:style-name="P2"><text:span text:style-name="T2">consu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8" draw:layer="layout" svg:width="0.738cm" svg:height="0.635cm" svg:x="22.614cm" svg:y="7.477cm">
          <text:p text:style-name="P2"><text:span text:style-name="T2">s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8" draw:layer="layout" svg:width="0.738cm" svg:height="0.635cm" svg:x="17.742cm" svg:y="7.604cm">
          <text:p text:style-name="P2"><text:span text:style-name="T2">s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8" draw:layer="layout" svg:width="0.738cm" svg:height="0.635cm" svg:x="17.915cm" svg:y="5.032cm">
          <text:p text:style-name="P2"><text:span text:style-name="T2">s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8" draw:layer="layout" svg:width="0.738cm" svg:height="0.635cm" svg:x="15.732cm" svg:y="7.572cm">
          <text:p text:style-name="P2"><text:span text:style-name="T2">EN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1" draw:layer="layout" svg:width="1.651cm" svg:height="1.524cm" svg:x="21.32cm" svg:y="2.778cm">
          <text:p text:style-name="P2"><text:span text:style-name="T1">Route</text:span></text:p>
          <text:p text:style-name="P2"><text:span text:style-name="T1">53</text:span></text:p>
          <text:p text:style-name="P2"><text:span text:style-name="T1">Private</text:span></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3" draw:text-style-name="P8" draw:layer="layout" svg:width="1.27cm" svg:height="0.762cm" svg:x="18.907cm" svg:y="7.223cm">
          <text:p text:style-name="P2"><text:span text:style-name="T2">sg</text:span></text:p>
          <text:p text:style-name="P2"><text:span text:style-name="T2">SS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5" draw:layer="layout" svg:width="3cm" svg:height="3.937cm" svg:x="14.119cm" svg:y="8.493cm">
          <text:p text:style-name="P2"><text:span text:style-name="T1">public</text:span></text:p>
          <text:p text:style-name="P2"><text:span text:style-name="T1">subnet</text:span></text:p>
          <text:p text:style-name="P2"><text:span text:style-name="T1">AZ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6" draw:layer="layout" svg:width="6.622cm" svg:height="3.937cm" svg:x="17.373cm" svg:y="8.493cm">
          <text:p text:style-name="P2"><text:span text:style-name="T1">private subnet AZ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7" draw:layer="layout" svg:width="1.778cm" svg:height="1.397cm" svg:x="18.915cm" svg:y="9.414cm">
          <text:p text:style-name="P2"><text:span text:style-name="T2">as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8" draw:layer="layout" svg:width="1.5cm" svg:height="0.833cm" svg:x="19.024cm" svg:y="9.922cm">
          <text:p text:style-name="P2"><text:span text:style-name="T2">web</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7" draw:layer="layout" svg:width="1.905cm" svg:height="1.524cm" svg:x="21.193cm" svg:y="10.652cm">
          <text:p text:style-name="P2"><text:span text:style-name="T2">as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8" draw:layer="layout" svg:width="1.5cm" svg:height="0.873cm" svg:x="21.344cm" svg:y="11.176cm">
          <text:p text:style-name="P2"><text:span text:style-name="T2">consu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8" draw:layer="layout" svg:width="0.738cm" svg:height="0.635cm" svg:x="20.209cm" svg:y="10.43cm">
          <text:p text:style-name="P2"><text:span text:style-name="T2">s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8" draw:layer="layout" svg:width="0.738cm" svg:height="0.635cm" svg:x="22.741cm" svg:y="11.541cm">
          <text:p text:style-name="P2"><text:span text:style-name="T2">s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8" draw:layer="layout" svg:width="1.27cm" svg:height="0.762cm" svg:x="19.423cm" svg:y="11.319cm">
          <text:p text:style-name="P2"><text:span text:style-name="T2">sg</text:span></text:p>
          <text:p text:style-name="P2"><text:span text:style-name="T2">SS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5" draw:layer="layout" svg:width="3cm" svg:height="3.937cm" svg:x="14.208cm" svg:y="12.684cm">
          <text:p text:style-name="P2"><text:span text:style-name="T1">public</text:span></text:p>
          <text:p text:style-name="P2"><text:span text:style-name="T1">subnet</text:span></text:p>
          <text:p text:style-name="P2"><text:span text:style-name="T1">AZ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6" draw:layer="layout" svg:width="6.503cm" svg:height="3.937cm" svg:x="17.462cm" svg:y="12.684cm">
          <text:p text:style-name="P2"><text:span text:style-name="T1">private subnet AZ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7" draw:layer="layout" svg:width="1.905cm" svg:height="1.397cm" svg:x="21.068cm" svg:y="13.573cm">
          <text:p text:style-name="P2"><text:span text:style-name="T2">as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8" draw:layer="layout" svg:width="1.5cm" svg:height="1cm" svg:x="21.195cm" svg:y="13.954cm">
          <text:p text:style-name="P2"><text:span text:style-name="T2">flu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7" draw:layer="layout" svg:width="1.905cm" svg:height="1.397cm" svg:x="21.044cm" svg:y="15.097cm">
          <text:p text:style-name="P2"><text:span text:style-name="T2">as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8" draw:layer="layout" svg:width="1.5cm" svg:height="0.873cm" svg:x="21.195cm" svg:y="15.494cm">
          <text:p text:style-name="P2"><text:span text:style-name="T2">consu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8" draw:layer="layout" svg:width="0.738cm" svg:height="0.635cm" svg:x="22.592cm" svg:y="15.859cm">
          <text:p text:style-name="P2"><text:span text:style-name="T2">s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8" draw:layer="layout" svg:width="0.738cm" svg:height="0.635cm" svg:x="22.592cm" svg:y="14.335cm">
          <text:p text:style-name="P2"><text:span text:style-name="T2">s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8" draw:layer="layout" svg:width="0.889cm" svg:height="0.762cm" svg:x="18.653cm" svg:y="15.605cm">
          <text:p text:style-name="P2"><text:span text:style-name="T2">sg</text:span></text:p>
          <text:p text:style-name="P2"><text:span text:style-name="T2">SS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10" draw:layer="layout" svg:width="1.278cm" svg:height="1.27cm" svg:x="13.438cm" svg:y="13.446cm">
          <text:p text:style-name="P2"><text:span text:style-name="T1">IGW</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2" draw:text-style-name="P11" draw:layer="layout" svg:width="1.651cm" svg:height="1.524cm" svg:x="14.597cm" svg:y="2.778cm">
          <text:p text:style-name="P2"><text:span text:style-name="T1">Route</text:span></text:p>
          <text:p text:style-name="P2"><text:span text:style-name="T1">53</text:span></text:p>
          <text:p text:style-name="P2"><text:span text:style-name="T1">Public</text:span></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2" draw:text-style-name="P10" draw:layer="layout" svg:width="1.278cm" svg:height="1.27cm" svg:x="13.446cm" svg:y="9.668cm">
          <text:p text:style-name="P2"><text:span text:style-name="T1">IGW</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0" draw:layer="layout" svg:width="1.278cm" svg:height="1.27cm" svg:x="13.438cm" svg:y="5.445cm">
          <text:p text:style-name="P2"><text:span text:style-name="T1">IGW</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5" draw:text-style-name="P7" draw:layer="layout" svg:width="1.905cm" svg:height="1.175cm" svg:x="16.24cm" svg:y="5.794cm">
          <text:p text:style-name="P2"><text:span text:style-name="T2">as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8" draw:layer="layout" svg:width="1.5cm" svg:height="0.794cm" svg:x="16.413cm" svg:y="6.143cm">
          <text:p text:style-name="P2"><text:span text:style-name="T2">web</text:span></text:p>
          <text:p text:style-name="P2"><text:span text:style-name="T2">ELB</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8" draw:layer="layout" svg:width="0.738cm" svg:height="0.635cm" svg:x="17.913cm" svg:y="6.302cm">
          <text:p text:style-name="P2"><text:span text:style-name="T2">s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7" draw:layer="layout" svg:width="1.905cm" svg:height="1.175cm" svg:x="16.275cm" svg:y="8.599cm">
          <text:p text:style-name="P2"><text:span text:style-name="T2">as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8" draw:layer="layout" svg:width="1.5cm" svg:height="0.794cm" svg:x="16.448cm" svg:y="8.948cm">
          <text:p text:style-name="P2"><text:span text:style-name="T2">jumphos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7" draw:layer="layout" svg:width="2.032cm" svg:height="1.175cm" svg:x="16.251cm" svg:y="11.139cm">
          <text:p text:style-name="P2"><text:span text:style-name="T2">as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8" draw:layer="layout" svg:width="1.5cm" svg:height="0.794cm" svg:x="16.4cm" svg:y="11.488cm">
          <text:p text:style-name="P2"><text:span text:style-name="T2">NAT</text:span></text:p>
          <text:p text:style-name="P2"><text:span text:style-name="T2">prox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8" draw:layer="layout" svg:width="0.738cm" svg:height="0.635cm" svg:x="17.775cm" svg:y="11.679cm">
          <text:p text:style-name="P2"><text:span text:style-name="T2">s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8" draw:layer="layout" svg:width="0.738cm" svg:height="0.635cm" svg:x="17.948cm" svg:y="9.107cm">
          <text:p text:style-name="P2"><text:span text:style-name="T2">s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8" draw:layer="layout" svg:width="0.738cm" svg:height="0.635cm" svg:x="15.765cm" svg:y="11.647cm">
          <text:p text:style-name="P2"><text:span text:style-name="T2">EN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7" draw:layer="layout" svg:width="1.905cm" svg:height="1.175cm" svg:x="16.273cm" svg:y="9.869cm">
          <text:p text:style-name="P2"><text:span text:style-name="T2">as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8" draw:layer="layout" svg:width="1.5cm" svg:height="0.794cm" svg:x="16.446cm" svg:y="10.218cm">
          <text:p text:style-name="P2"><text:span text:style-name="T2">web</text:span></text:p>
          <text:p text:style-name="P2"><text:span text:style-name="T2">ELB</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8" draw:layer="layout" svg:width="0.738cm" svg:height="0.635cm" svg:x="17.946cm" svg:y="10.377cm">
          <text:p text:style-name="P2"><text:span text:style-name="T2">s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7" draw:layer="layout" svg:width="1.905cm" svg:height="1.175cm" svg:x="16.242cm" svg:y="12.779cm">
          <text:p text:style-name="P2"><text:span text:style-name="T2">as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8" draw:layer="layout" svg:width="1.5cm" svg:height="0.794cm" svg:x="16.415cm" svg:y="13.128cm">
          <text:p text:style-name="P2"><text:span text:style-name="T2">jumphos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7" draw:layer="layout" svg:width="2.032cm" svg:height="1.175cm" svg:x="16.218cm" svg:y="15.319cm">
          <text:p text:style-name="P2"><text:span text:style-name="T2">as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8" draw:layer="layout" svg:width="1.5cm" svg:height="0.794cm" svg:x="16.367cm" svg:y="15.668cm">
          <text:p text:style-name="P2"><text:span text:style-name="T2">NAT</text:span></text:p>
          <text:p text:style-name="P2"><text:span text:style-name="T2">prox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8" draw:layer="layout" svg:width="0.738cm" svg:height="0.635cm" svg:x="17.742cm" svg:y="15.859cm">
          <text:p text:style-name="P2"><text:span text:style-name="T2">s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8" draw:layer="layout" svg:width="0.738cm" svg:height="0.635cm" svg:x="17.915cm" svg:y="13.287cm">
          <text:p text:style-name="P2"><text:span text:style-name="T2">s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8" draw:layer="layout" svg:width="0.738cm" svg:height="0.635cm" svg:x="15.732cm" svg:y="15.827cm">
          <text:p text:style-name="P2"><text:span text:style-name="T2">EN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7" draw:layer="layout" svg:width="1.905cm" svg:height="1.175cm" svg:x="16.24cm" svg:y="14.049cm">
          <text:p text:style-name="P2"><text:span text:style-name="T2">as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8" draw:layer="layout" svg:width="1.5cm" svg:height="0.794cm" svg:x="16.413cm" svg:y="14.398cm">
          <text:p text:style-name="P2"><text:span text:style-name="T2">web</text:span></text:p>
          <text:p text:style-name="P2"><text:span text:style-name="T2">ELB</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8" draw:layer="layout" svg:width="0.738cm" svg:height="0.635cm" svg:x="17.913cm" svg:y="14.557cm">
          <text:p text:style-name="P2"><text:span text:style-name="T2">s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7" draw:layer="layout" svg:width="1.778cm" svg:height="1.397cm" svg:x="18.907cm" svg:y="13.7cm">
          <text:p text:style-name="P2"><text:span text:style-name="T2">as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8" draw:layer="layout" svg:width="1.5cm" svg:height="0.833cm" svg:x="19.016cm" svg:y="14.208cm">
          <text:p text:style-name="P2"><text:span text:style-name="T2">web</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8" draw:layer="layout" svg:width="0.738cm" svg:height="0.635cm" svg:x="20.201cm" svg:y="14.716cm">
          <text:p text:style-name="P2"><text:span text:style-name="T2">s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7" draw:layer="layout" svg:width="1.778cm" svg:height="1.397cm" svg:x="18.907cm" svg:y="5.318cm">
          <text:p text:style-name="P2"><text:span text:style-name="T2">as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8" draw:layer="layout" svg:width="1.5cm" svg:height="0.833cm" svg:x="19.016cm" svg:y="5.826cm">
          <text:p text:style-name="P2"><text:span text:style-name="T2">web</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8" draw:layer="layout" svg:width="0.738cm" svg:height="0.635cm" svg:x="20.201cm" svg:y="6.334cm">
          <text:p text:style-name="P2"><text:span text:style-name="T2">s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7" draw:layer="layout" svg:width="0.738cm" svg:height="0.635cm" svg:x="14.462cm" svg:y="7.477cm">
          <text:p text:style-name="P2"><text:span text:style-name="T2">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7" draw:layer="layout" svg:width="0.738cm" svg:height="0.635cm" svg:x="14.335cm" svg:y="11.541cm">
          <text:p text:style-name="P2"><text:span text:style-name="T2">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7" draw:layer="layout" svg:width="0.738cm" svg:height="0.635cm" svg:x="14.462cm" svg:y="15.732cm">
          <text:p text:style-name="P2"><text:span text:style-name="T2">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7" draw:layer="layout" svg:width="0.738cm" svg:height="0.635cm" svg:x="22.614cm" svg:y="4.683cm">
          <text:p text:style-name="P2"><text:span text:style-name="T2">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7" draw:layer="layout" svg:width="0.738cm" svg:height="0.635cm" svg:x="22.844cm" svg:y="8.747cm">
          <text:p text:style-name="P2"><text:span text:style-name="T2">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7" draw:layer="layout" svg:width="0.738cm" svg:height="0.635cm" svg:x="22.868cm" svg:y="12.811cm">
          <text:p text:style-name="P2"><text:span text:style-name="T2">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7" draw:layer="layout" svg:width="0.738cm" svg:height="0.635cm" svg:x="10.93cm" svg:y="4.683cm">
          <text:p text:style-name="P2"><text:span text:style-name="T2">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7" draw:layer="layout" svg:width="0.738cm" svg:height="0.635cm" svg:x="11.057cm" svg:y="8.62cm">
          <text:p text:style-name="P2"><text:span text:style-name="T2">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7" draw:layer="layout" svg:width="0.738cm" svg:height="0.635cm" svg:x="11.16cm" svg:y="12.557cm">
          <text:p text:style-name="P2"><text:span text:style-name="T2">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7" draw:layer="layout" svg:width="0.738cm" svg:height="0.635cm" svg:x="2.548cm" svg:y="7.096cm">
          <text:p text:style-name="P2"><text:span text:style-name="T2">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7" draw:layer="layout" svg:width="0.738cm" svg:height="0.635cm" svg:x="2.524cm" svg:y="11.033cm">
          <text:p text:style-name="P2"><text:span text:style-name="T2">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7" draw:layer="layout" svg:width="0.738cm" svg:height="0.635cm" svg:x="2.675cm" svg:y="15.097cm">
          <text:p text:style-name="P2"><text:span text:style-name="T2">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7" draw:layer="layout" svg:width="1.143cm" svg:height="0.635cm" svg:x="6.588cm" svg:y="3.54cm">
          <text:p text:style-name="P2"><text:span text:style-name="T2">NAC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7" draw:layer="layout" svg:width="1.143cm" svg:height="0.635cm" svg:x="18.526cm" svg:y="3.667cm">
          <text:p text:style-name="P2"><text:span text:style-name="T2">NAC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10.795cm" svg:height="14.605cm" svg:x="25.384cm" svg:y="2.524cm">
          <text:p text:style-name="P2"><text:span text:style-name="T1">Prod VP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5" draw:layer="layout" svg:width="3cm" svg:height="3.905cm" svg:x="25.791cm" svg:y="4.588cm">
          <text:p text:style-name="P2"><text:span text:style-name="T1">public</text:span></text:p>
          <text:p text:style-name="P2"><text:span text:style-name="T1">subnet</text:span></text:p>
          <text:p text:style-name="P2"><text:span text:style-name="T1">AZ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6" draw:layer="layout" svg:width="6.499cm" svg:height="3.937cm" svg:x="29.045cm" svg:y="4.556cm">
          <text:p text:style-name="P2"><text:span text:style-name="T1">private subnet AZ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7" draw:layer="layout" svg:width="1.905cm" svg:height="1.175cm" svg:x="27.926cm" svg:y="4.651cm">
          <text:p text:style-name="P2"><text:span text:style-name="T2">as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8" draw:layer="layout" svg:width="1.5cm" svg:height="0.794cm" svg:x="28.099cm" svg:y="5cm">
          <text:p text:style-name="P2"><text:span text:style-name="T2">jumphos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7" draw:layer="layout" svg:width="2.032cm" svg:height="1.175cm" svg:x="27.902cm" svg:y="7.191cm">
          <text:p text:style-name="P2"><text:span text:style-name="T2">as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8" draw:layer="layout" svg:width="1.5cm" svg:height="0.794cm" svg:x="28.051cm" svg:y="7.54cm">
          <text:p text:style-name="P2"><text:span text:style-name="T2">NAT</text:span></text:p>
          <text:p text:style-name="P2"><text:span text:style-name="T2">prox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7" draw:layer="layout" svg:width="1.905cm" svg:height="1.524cm" svg:x="32.75cm" svg:y="6.715cm">
          <text:p text:style-name="P2"><text:span text:style-name="T2">as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8" draw:layer="layout" svg:width="1.5cm" svg:height="0.873cm" svg:x="32.901cm" svg:y="7.239cm">
          <text:p text:style-name="P2"><text:span text:style-name="T2">consu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8" draw:layer="layout" svg:width="0.738cm" svg:height="0.635cm" svg:x="34.298cm" svg:y="7.604cm">
          <text:p text:style-name="P2"><text:span text:style-name="T2">s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8" draw:layer="layout" svg:width="0.738cm" svg:height="0.635cm" svg:x="29.426cm" svg:y="7.731cm">
          <text:p text:style-name="P2"><text:span text:style-name="T2">s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8" draw:layer="layout" svg:width="0.738cm" svg:height="0.635cm" svg:x="29.599cm" svg:y="5.159cm">
          <text:p text:style-name="P2"><text:span text:style-name="T2">s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8" draw:layer="layout" svg:width="0.738cm" svg:height="0.635cm" svg:x="27.416cm" svg:y="7.699cm">
          <text:p text:style-name="P2"><text:span text:style-name="T2">EN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1" draw:layer="layout" svg:width="1.651cm" svg:height="1.524cm" svg:x="33.004cm" svg:y="2.905cm">
          <text:p text:style-name="P2"><text:span text:style-name="T1">Route</text:span></text:p>
          <text:p text:style-name="P2"><text:span text:style-name="T1">53</text:span></text:p>
          <text:p text:style-name="P2"><text:span text:style-name="T1">Private</text:span></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3" draw:text-style-name="P8" draw:layer="layout" svg:width="1.27cm" svg:height="0.762cm" svg:x="30.591cm" svg:y="7.35cm">
          <text:p text:style-name="P2"><text:span text:style-name="T2">sg</text:span></text:p>
          <text:p text:style-name="P2"><text:span text:style-name="T2">SS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5" draw:layer="layout" svg:width="3cm" svg:height="3.937cm" svg:x="25.803cm" svg:y="8.62cm">
          <text:p text:style-name="P2"><text:span text:style-name="T1">public</text:span></text:p>
          <text:p text:style-name="P2"><text:span text:style-name="T1">subnet</text:span></text:p>
          <text:p text:style-name="P2"><text:span text:style-name="T1">AZ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6" draw:layer="layout" svg:width="6.622cm" svg:height="3.937cm" svg:x="29.057cm" svg:y="8.62cm">
          <text:p text:style-name="P2"><text:span text:style-name="T1">private subnet AZ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7" draw:layer="layout" svg:width="1.778cm" svg:height="1.397cm" svg:x="30.599cm" svg:y="9.541cm">
          <text:p text:style-name="P2"><text:span text:style-name="T2">as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8" draw:layer="layout" svg:width="1.5cm" svg:height="0.833cm" svg:x="30.708cm" svg:y="10.049cm">
          <text:p text:style-name="P2"><text:span text:style-name="T2">web</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7" draw:layer="layout" svg:width="1.905cm" svg:height="1.524cm" svg:x="32.877cm" svg:y="10.779cm">
          <text:p text:style-name="P2"><text:span text:style-name="T2">as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8" draw:layer="layout" svg:width="1.5cm" svg:height="0.873cm" svg:x="33.028cm" svg:y="11.303cm">
          <text:p text:style-name="P2"><text:span text:style-name="T2">consu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8" draw:layer="layout" svg:width="0.738cm" svg:height="0.635cm" svg:x="31.893cm" svg:y="10.557cm">
          <text:p text:style-name="P2"><text:span text:style-name="T2">s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8" draw:layer="layout" svg:width="0.738cm" svg:height="0.635cm" svg:x="34.425cm" svg:y="11.668cm">
          <text:p text:style-name="P2"><text:span text:style-name="T2">s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8" draw:layer="layout" svg:width="1.27cm" svg:height="0.762cm" svg:x="31.107cm" svg:y="11.446cm">
          <text:p text:style-name="P2"><text:span text:style-name="T2">sg</text:span></text:p>
          <text:p text:style-name="P2"><text:span text:style-name="T2">SS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5" draw:layer="layout" svg:width="3cm" svg:height="3.937cm" svg:x="25.892cm" svg:y="12.811cm">
          <text:p text:style-name="P2"><text:span text:style-name="T1">public</text:span></text:p>
          <text:p text:style-name="P2"><text:span text:style-name="T1">subnet</text:span></text:p>
          <text:p text:style-name="P2"><text:span text:style-name="T1">AZ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6" draw:layer="layout" svg:width="6.503cm" svg:height="3.937cm" svg:x="29.146cm" svg:y="12.811cm">
          <text:p text:style-name="P2"><text:span text:style-name="T1">private subnet AZ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7" draw:layer="layout" svg:width="1.905cm" svg:height="1.397cm" svg:x="32.752cm" svg:y="13.7cm">
          <text:p text:style-name="P2"><text:span text:style-name="T2">as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8" draw:layer="layout" svg:width="1.5cm" svg:height="1cm" svg:x="32.879cm" svg:y="14.081cm">
          <text:p text:style-name="P2"><text:span text:style-name="T2">flu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7" draw:layer="layout" svg:width="1.905cm" svg:height="1.397cm" svg:x="32.728cm" svg:y="15.224cm">
          <text:p text:style-name="P2"><text:span text:style-name="T2">as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8" draw:layer="layout" svg:width="1.5cm" svg:height="0.873cm" svg:x="32.879cm" svg:y="15.621cm">
          <text:p text:style-name="P2"><text:span text:style-name="T2">consu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8" draw:layer="layout" svg:width="0.738cm" svg:height="0.635cm" svg:x="34.276cm" svg:y="15.986cm">
          <text:p text:style-name="P2"><text:span text:style-name="T2">s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8" draw:layer="layout" svg:width="0.738cm" svg:height="0.635cm" svg:x="34.276cm" svg:y="14.462cm">
          <text:p text:style-name="P2"><text:span text:style-name="T2">s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8" draw:layer="layout" svg:width="0.889cm" svg:height="0.762cm" svg:x="30.337cm" svg:y="15.732cm">
          <text:p text:style-name="P2"><text:span text:style-name="T2">sg</text:span></text:p>
          <text:p text:style-name="P2"><text:span text:style-name="T2">SS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10" draw:layer="layout" svg:width="1.278cm" svg:height="1.27cm" svg:x="25.122cm" svg:y="13.573cm">
          <text:p text:style-name="P2"><text:span text:style-name="T1">IGW</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2" draw:text-style-name="P11" draw:layer="layout" svg:width="1.651cm" svg:height="1.524cm" svg:x="26.281cm" svg:y="2.905cm">
          <text:p text:style-name="P2"><text:span text:style-name="T1">Route</text:span></text:p>
          <text:p text:style-name="P2"><text:span text:style-name="T1">53</text:span></text:p>
          <text:p text:style-name="P2"><text:span text:style-name="T1">Public</text:span></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2" draw:text-style-name="P10" draw:layer="layout" svg:width="1.278cm" svg:height="1.27cm" svg:x="25.13cm" svg:y="9.795cm">
          <text:p text:style-name="P2"><text:span text:style-name="T1">IGW</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0" draw:layer="layout" svg:width="1.278cm" svg:height="1.27cm" svg:x="25.122cm" svg:y="5.572cm">
          <text:p text:style-name="P2"><text:span text:style-name="T1">IGW</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5" draw:text-style-name="P7" draw:layer="layout" svg:width="1.905cm" svg:height="1.175cm" svg:x="27.924cm" svg:y="5.921cm">
          <text:p text:style-name="P2"><text:span text:style-name="T2">as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8" draw:layer="layout" svg:width="1.5cm" svg:height="0.794cm" svg:x="28.097cm" svg:y="6.27cm">
          <text:p text:style-name="P2"><text:span text:style-name="T2">web</text:span></text:p>
          <text:p text:style-name="P2"><text:span text:style-name="T2">ELB</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8" draw:layer="layout" svg:width="0.738cm" svg:height="0.635cm" svg:x="29.597cm" svg:y="6.429cm">
          <text:p text:style-name="P2"><text:span text:style-name="T2">s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7" draw:layer="layout" svg:width="1.905cm" svg:height="1.175cm" svg:x="27.959cm" svg:y="8.726cm">
          <text:p text:style-name="P2"><text:span text:style-name="T2">as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8" draw:layer="layout" svg:width="1.5cm" svg:height="0.794cm" svg:x="28.132cm" svg:y="9.075cm">
          <text:p text:style-name="P2"><text:span text:style-name="T2">jumphos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7" draw:layer="layout" svg:width="2.032cm" svg:height="1.175cm" svg:x="27.935cm" svg:y="11.266cm">
          <text:p text:style-name="P2"><text:span text:style-name="T2">as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8" draw:layer="layout" svg:width="1.5cm" svg:height="0.794cm" svg:x="28.084cm" svg:y="11.615cm">
          <text:p text:style-name="P2"><text:span text:style-name="T2">NAT</text:span></text:p>
          <text:p text:style-name="P2"><text:span text:style-name="T2">prox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8" draw:layer="layout" svg:width="0.738cm" svg:height="0.635cm" svg:x="29.459cm" svg:y="11.806cm">
          <text:p text:style-name="P2"><text:span text:style-name="T2">s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8" draw:layer="layout" svg:width="0.738cm" svg:height="0.635cm" svg:x="29.632cm" svg:y="9.234cm">
          <text:p text:style-name="P2"><text:span text:style-name="T2">s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8" draw:layer="layout" svg:width="0.738cm" svg:height="0.635cm" svg:x="27.449cm" svg:y="11.774cm">
          <text:p text:style-name="P2"><text:span text:style-name="T2">EN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7" draw:layer="layout" svg:width="1.905cm" svg:height="1.175cm" svg:x="27.957cm" svg:y="9.996cm">
          <text:p text:style-name="P2"><text:span text:style-name="T2">as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8" draw:layer="layout" svg:width="1.5cm" svg:height="0.794cm" svg:x="28.13cm" svg:y="10.345cm">
          <text:p text:style-name="P2"><text:span text:style-name="T2">web</text:span></text:p>
          <text:p text:style-name="P2"><text:span text:style-name="T2">ELB</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8" draw:layer="layout" svg:width="0.738cm" svg:height="0.635cm" svg:x="29.63cm" svg:y="10.504cm">
          <text:p text:style-name="P2"><text:span text:style-name="T2">s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7" draw:layer="layout" svg:width="1.905cm" svg:height="1.175cm" svg:x="27.926cm" svg:y="12.906cm">
          <text:p text:style-name="P2"><text:span text:style-name="T2">as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8" draw:layer="layout" svg:width="1.5cm" svg:height="0.794cm" svg:x="28.099cm" svg:y="13.255cm">
          <text:p text:style-name="P2"><text:span text:style-name="T2">jumphos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7" draw:layer="layout" svg:width="2.032cm" svg:height="1.175cm" svg:x="27.902cm" svg:y="15.446cm">
          <text:p text:style-name="P2"><text:span text:style-name="T2">as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8" draw:layer="layout" svg:width="1.5cm" svg:height="0.794cm" svg:x="28.051cm" svg:y="15.795cm">
          <text:p text:style-name="P2"><text:span text:style-name="T2">NAT</text:span></text:p>
          <text:p text:style-name="P2"><text:span text:style-name="T2">prox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8" draw:layer="layout" svg:width="0.738cm" svg:height="0.635cm" svg:x="29.426cm" svg:y="15.986cm">
          <text:p text:style-name="P2"><text:span text:style-name="T2">s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8" draw:layer="layout" svg:width="0.738cm" svg:height="0.635cm" svg:x="29.599cm" svg:y="13.414cm">
          <text:p text:style-name="P2"><text:span text:style-name="T2">s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8" draw:layer="layout" svg:width="0.738cm" svg:height="0.635cm" svg:x="27.416cm" svg:y="15.954cm">
          <text:p text:style-name="P2"><text:span text:style-name="T2">EN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7" draw:layer="layout" svg:width="1.905cm" svg:height="1.175cm" svg:x="27.924cm" svg:y="14.176cm">
          <text:p text:style-name="P2"><text:span text:style-name="T2">as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8" draw:layer="layout" svg:width="1.5cm" svg:height="0.794cm" svg:x="28.097cm" svg:y="14.525cm">
          <text:p text:style-name="P2"><text:span text:style-name="T2">web</text:span></text:p>
          <text:p text:style-name="P2"><text:span text:style-name="T2">ELB</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8" draw:layer="layout" svg:width="0.738cm" svg:height="0.635cm" svg:x="29.597cm" svg:y="14.684cm">
          <text:p text:style-name="P2"><text:span text:style-name="T2">s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7" draw:layer="layout" svg:width="1.778cm" svg:height="1.397cm" svg:x="30.591cm" svg:y="13.827cm">
          <text:p text:style-name="P2"><text:span text:style-name="T2">as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8" draw:layer="layout" svg:width="1.5cm" svg:height="0.833cm" svg:x="30.7cm" svg:y="14.335cm">
          <text:p text:style-name="P2"><text:span text:style-name="T2">web</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8" draw:layer="layout" svg:width="0.738cm" svg:height="0.635cm" svg:x="31.885cm" svg:y="14.843cm">
          <text:p text:style-name="P2"><text:span text:style-name="T2">s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7" draw:layer="layout" svg:width="1.778cm" svg:height="1.397cm" svg:x="30.591cm" svg:y="5.445cm">
          <text:p text:style-name="P2"><text:span text:style-name="T2">as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8" draw:layer="layout" svg:width="1.5cm" svg:height="0.833cm" svg:x="30.7cm" svg:y="5.953cm">
          <text:p text:style-name="P2"><text:span text:style-name="T2">web</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8" draw:layer="layout" svg:width="0.738cm" svg:height="0.635cm" svg:x="31.885cm" svg:y="6.461cm">
          <text:p text:style-name="P2"><text:span text:style-name="T2">s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7" draw:layer="layout" svg:width="0.738cm" svg:height="0.635cm" svg:x="26.146cm" svg:y="7.604cm">
          <text:p text:style-name="P2"><text:span text:style-name="T2">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7" draw:layer="layout" svg:width="0.738cm" svg:height="0.635cm" svg:x="26.019cm" svg:y="11.668cm">
          <text:p text:style-name="P2"><text:span text:style-name="T2">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7" draw:layer="layout" svg:width="0.738cm" svg:height="0.635cm" svg:x="26.146cm" svg:y="15.859cm">
          <text:p text:style-name="P2"><text:span text:style-name="T2">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7" draw:layer="layout" svg:width="0.738cm" svg:height="0.635cm" svg:x="34.298cm" svg:y="4.81cm">
          <text:p text:style-name="P2"><text:span text:style-name="T2">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7" draw:layer="layout" svg:width="0.738cm" svg:height="0.635cm" svg:x="34.528cm" svg:y="8.874cm">
          <text:p text:style-name="P2"><text:span text:style-name="T2">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7" draw:layer="layout" svg:width="0.738cm" svg:height="0.635cm" svg:x="34.552cm" svg:y="12.938cm">
          <text:p text:style-name="P2"><text:span text:style-name="T2">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7" draw:layer="layout" svg:width="1.143cm" svg:height="0.635cm" svg:x="30.21cm" svg:y="3.794cm">
          <text:p text:style-name="P2"><text:span text:style-name="T2">NAC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44" draw:text-style-name="P2" draw:layer="layout" svg:width="1.397cm" svg:height="1.278cm" draw:transform="skewX (-0.00157079632679489) rotate (-3.12867721712504) translate (32.505cm 19.423cm)" draw:kind="cut" draw:start-angle="177.8" draw:end-angle="0.99">
          <text:p/>
        </draw:ellipse>
        <draw:custom-shape draw:style-name="gr45" draw:text-style-name="P2" draw:layer="layout" svg:width="1.146cm" svg:height="1.034cm" svg:x="31.203cm" svg:y="17.51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21" draw:text-style-name="P11" draw:layer="layout" svg:width="1.524cm" svg:height="1.143cm" svg:x="26.908cm" svg:y="17.764cm">
          <text:p text:style-name="P2"><text:span text:style-name="T1">Policies</text:span></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5" draw:text-style-name="P10" draw:layer="layout" svg:width="1.143cm" svg:height="0.889cm" svg:x="23.86cm" svg:y="17.891cm">
          <text:p text:style-name="P2"><text:span text:style-name="T1">MIG</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6" draw:text-style-name="P11" draw:layer="layout" svg:width="2.032cm" svg:height="1.016cm" svg:x="6.334cm" svg:y="17.637cm">
          <text:p text:style-name="P2"><text:span text:style-name="T1">Dynamo 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7" draw:text-style-name="P12" draw:layer="layout" svg:width="1.143cm" svg:height="1.016cm" svg:x="21.457cm" svg:y="9.362cm">
          <text:p text:style-name="P2"><text:span text:style-name="T1">RD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7" draw:text-style-name="P12" draw:layer="layout" svg:width="1.143cm" svg:height="1.016cm" svg:x="33.131cm" svg:y="9.509cm">
          <text:p text:style-name="P2"><text:span text:style-name="T1">RD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7" draw:text-style-name="P12" draw:layer="layout" svg:width="1.143cm" svg:height="1.016cm" svg:x="21.32cm" svg:y="5.318cm">
          <text:p text:style-name="P2"><text:span text:style-name="T1">RD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7" draw:text-style-name="P12" draw:layer="layout" svg:width="1.143cm" svg:height="1.016cm" svg:x="33.004cm" svg:y="5.445cm">
          <text:p text:style-name="P2"><text:span text:style-name="T1">RD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8" draw:text-style-name="P11" draw:layer="layout" svg:width="1.397cm" svg:height="1.397cm" svg:x="4.683cm" svg:y="17.383cm">
          <text:p text:style-name="P2"><text:span text:style-name="T1">Lambd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B2FF2A327EABC87D.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18pt" style:language-asian="zxx" style:country-asian="none" style:font-style-asian="normal" style:font-weight-asian="normal" style:font-name-complex="Tahoma" style:font-family-complex="Tahoma" style:font-family-generic-complex="system" style:font-pitch-complex="variable" style:font-size-complex="18pt" style:language-complex="zxx" style:country-complex="none"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38.1cm" fo:page-height="20.32cm" style:print-orientation="portrait"/>
    </style:page-layout>
    <style:style style:name="Mdp1" style:family="drawing-page">
      <style:drawing-page-properties draw:background-size="border" draw:fill="solid" draw:fill-color="#eeeeee" draw:fill-image-width="0cm" draw:fill-image-height="0cm"/>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18.87</meta:creation-date>
    <meta:editing-duration>PT1H30M41S</meta:editing-duration>
    <meta:editing-cycles>29</meta:editing-cycles>
    <meta:generator>LibreOffice/5.1.4.2$Linux_X86_64 LibreOffice_project/10m0$Build-2</meta:generator>
    <dc:date>2016-09-21T15:59:33.929353701</dc:date>
    <meta:document-statistic meta:object-count="225"/>
  </office:meta>
</office:document-meta>
</file>